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page-layout"/>Page layout<text:bookmark-end text:name="page-layout"/></text:h>
      <text:list text:style-name="L1">
        <text:list-item>
          <text:p text:style-name="P1">Home page</text:p>
        </text:list-item>
        <text:list-item>
          <text:p text:style-name="P1">Menu page</text:p>
        </text:list-item>
        <text:list-item>
          <text:p text:style-name="P1">Order page (kind of like coffee app)</text:p>
        </text:list-item>
      </text:list>
      <text:h text:style-name="Heading_20_1" text:outline-level="1"><text:bookmark-start text:name="home-page"/>Home page<text:bookmark-end text:name="home-page"/></text:h>
      <text:h text:style-name="Heading_20_1" text:outline-level="1"><text:bookmark-start text:name="i.-site-wide-header"/>I. Site-wide header<text:bookmark-end text:name="i.-site-wide-header"/></text:h>
      <text:h text:style-name="Heading_20_1" text:outline-level="1"><text:bookmark-start text:name="ii.-large-banner"/>II. Large banner<text:bookmark-end text:name="ii.-large-banner"/></text:h>
      <text:h text:style-name="Heading_20_2" text:outline-level="2"><text:bookmark-start text:name="a.-slowly-spinning-coffee-mug-background"/>A. Slowly spinning coffee mug background<text:bookmark-end text:name="a.-slowly-spinning-coffee-mug-background"/></text:h>
      <text:h text:style-name="Heading_20_2" text:outline-level="2"><text:bookmark-start text:name="b.-text-saying-the-best-coffee-made-by-the-best-students-spinning-in-the-center"/>B. Text saying “The best coffee made by the best students spinning in the center<text:bookmark-end text:name="b.-text-saying-the-best-coffee-made-by-the-best-students-spinning-in-the-center"/></text:h>
      <text:h text:style-name="Heading_20_2" text:outline-level="2"><text:bookmark-start text:name="c.-order-and-menu-buttons-to-go-to-respective-pages"/>C. Order and menu buttons (to go to respective pages)<text:bookmark-end text:name="c.-order-and-menu-buttons-to-go-to-respective-pages"/></text:h>
      <text:h text:style-name="Heading_20_1" text:outline-level="1"><text:bookmark-start text:name="iii.info"/>III.Info<text:bookmark-end text:name="iii.info"/></text:h>
      <text:h text:style-name="Heading_20_2" text:outline-level="2"><text:bookmark-start text:name="a.-hours"/>A. Hours<text:bookmark-end text:name="a.-hours"/></text:h>
      <text:h text:style-name="Heading_20_2" text:outline-level="2"><text:bookmark-start text:name="b.-dates"/>B. Dates<text:bookmark-end text:name="b.-dates"/></text:h>
      <text:h text:style-name="Heading_20_2" text:outline-level="2"><text:bookmark-start text:name="c.-location"/>C. Location<text:bookmark-end text:name="c.-location"/></text:h>
      <text:h text:style-name="Heading_20_1" text:outline-level="1"><text:bookmark-start text:name="iv.-highlighted-coffees"/>IV. Highlighted coffees<text:bookmark-end text:name="iv.-highlighted-coffees"/></text:h>
      <text:h text:style-name="Heading_20_2" text:outline-level="2"><text:bookmark-start text:name="a.-hot-chocolate-latte"/>A. Hot Chocolate Latte<text:bookmark-end text:name="a.-hot-chocolate-latte"/></text:h>
      <text:h text:style-name="Heading_20_2" text:outline-level="2"><text:bookmark-start text:name="b.-iced-coffee"/>B. Iced Coffee<text:bookmark-end text:name="b.-iced-coffee"/></text:h>
      <text:h text:style-name="Heading_20_2" text:outline-level="2"><text:bookmark-start text:name="c.-sugar-free-hot-chocolate"/>C. Sugar-free Hot Chocolate<text:bookmark-end text:name="c.-sugar-free-hot-chocolate"/></text:h>
      <text:h text:style-name="Heading_20_1" text:outline-level="1"><text:bookmark-start text:name="v.-images"/>V. Images<text:bookmark-end text:name="v.-images"/></text:h>
      <text:h text:style-name="Heading_20_1" text:outline-level="1"><text:bookmark-start text:name="vi.-site-wide-footer"/>VI. Site-wide footer<text:bookmark-end text:name="vi.-site-wide-footer"/></text:h>
      <text:h text:style-name="Heading_20_1" text:outline-level="1"><text:bookmark-start text:name="about-page"/>About page<text:bookmark-end text:name="about-page"/></text:h>
      <text:h text:style-name="Heading_20_1" text:outline-level="1"><text:bookmark-start text:name="i.-site-wide-header-1"/>I. Site-wide header<text:bookmark-end text:name="i.-site-wide-header-1"/></text:h>
      <text:h text:style-name="Heading_20_1" text:outline-level="1"><text:bookmark-start text:name="ii.-about-lcs"/>II. About LCS<text:bookmark-end text:name="ii.-about-lcs"/></text:h>
      <text:h text:style-name="Heading_20_1" text:outline-level="1"><text:bookmark-start text:name="iii.about-lcs-beacon-blend"/>III.About LCS Beacon Blend<text:bookmark-end text:name="iii.about-lcs-beacon-blend"/></text:h>
      <text:h text:style-name="Heading_20_1" text:outline-level="1"><text:bookmark-start text:name="iv.-images-different-from-home-page"/>IV. Images (different from home page)<text:bookmark-end text:name="iv.-images-different-from-home-page"/></text:h>
      <text:h text:style-name="Heading_20_1" text:outline-level="1"><text:bookmark-start text:name="v.-site-wide-footer"/>V. Site-wide footer<text:bookmark-end text:name="v.-site-wide-footer"/></text:h>
      <text:h text:style-name="Heading_20_1" text:outline-level="1"><text:bookmark-start text:name="menu-page"/>Menu page<text:bookmark-end text:name="menu-page"/></text:h>
      <text:h text:style-name="Heading_20_1" text:outline-level="1"><text:bookmark-start text:name="i.-site-wide-header-2"/>I. Site-wide header<text:bookmark-end text:name="i.-site-wide-header-2"/></text:h>
      <text:h text:style-name="Heading_20_1" text:outline-level="1"><text:bookmark-start text:name="ii.-order-button"/>II. Order button<text:bookmark-end text:name="ii.-order-button"/></text:h>
      <text:h text:style-name="Heading_20_1" text:outline-level="1"><text:bookmark-start text:name="iii.drink-options"/>III.Drink options<text:bookmark-end text:name="iii.drink-options"/></text:h>
      <text:h text:style-name="Heading_20_1" text:outline-level="1"><text:bookmark-start text:name="iv.-add-ons"/>IV. Add-ons<text:bookmark-end text:name="iv.-add-ons"/></text:h>
      <text:h text:style-name="Heading_20_2" text:outline-level="2"><text:bookmark-start text:name="a.-syrups"/>A. Syrups<text:bookmark-end text:name="a.-syrups"/></text:h>
      <text:h text:style-name="Heading_20_2" text:outline-level="2"><text:bookmark-start text:name="b.-drizzles"/>B. Drizzles<text:bookmark-end text:name="b.-drizzles"/></text:h>
      <text:h text:style-name="Heading_20_2" text:outline-level="2"><text:bookmark-start text:name="c.-whipped-cream"/>C. Whipped Cream<text:bookmark-end text:name="c.-whipped-cream"/></text:h>
      <text:h text:style-name="Heading_20_1" text:outline-level="1"><text:bookmark-start text:name="v.-desserts"/>V. Desserts<text:bookmark-end text:name="v.-desserts"/></text:h>
      <text:h text:style-name="Heading_20_1" text:outline-level="1"><text:bookmark-start text:name="vi.-order-button"/>VI. Order button<text:bookmark-end text:name="vi.-order-button"/></text:h>
      <text:h text:style-name="Heading_20_1" text:outline-level="1"><text:bookmark-start text:name="vii.-site-wide-footer"/>VII. Site-wide footer<text:bookmark-end text:name="vii.-site-wide-footer"/></text:h>
      <text:h text:style-name="Heading_20_1" text:outline-level="1"><text:bookmark-start text:name="order-page"/>Order page<text:bookmark-end text:name="order-page"/></text:h>
      <text:h text:style-name="Heading_20_1" text:outline-level="1"><text:bookmark-start text:name="i.-site-wide-header-3"/>I. Site-wide header<text:bookmark-end text:name="i.-site-wide-header-3"/></text:h>
      <text:h text:style-name="Heading_20_1" text:outline-level="1"><text:bookmark-start text:name="ii.-information"/>II. Information<text:bookmark-end text:name="ii.-information"/></text:h>
      <text:h text:style-name="Heading_20_2" text:outline-level="2"><text:bookmark-start text:name="a.-name"/>A. Name<text:bookmark-end text:name="a.-name"/></text:h>
      <text:h text:style-name="Heading_20_2" text:outline-level="2"><text:bookmark-start text:name="b.-contact-information"/>B. Contact information<text:bookmark-end text:name="b.-contact-information"/></text:h>
      <text:h text:style-name="Heading_20_1" text:outline-level="1"><text:bookmark-start text:name="iii.drink"/>III.Drink<text:bookmark-end text:name="iii.drink"/></text:h>
      <text:h text:style-name="Heading_20_1" text:outline-level="1"><text:bookmark-start text:name="iv.-add-ons-1"/>IV. Add-ons<text:bookmark-end text:name="iv.-add-ons-1"/></text:h>
      <text:h text:style-name="Heading_20_2" text:outline-level="2"><text:bookmark-start text:name="a.-syrups-1"/>A. Syrups<text:bookmark-end text:name="a.-syrups-1"/></text:h>
      <text:h text:style-name="Heading_20_2" text:outline-level="2"><text:bookmark-start text:name="b.-drizzles-1"/>B. Drizzles<text:bookmark-end text:name="b.-drizzles-1"/></text:h>
      <text:h text:style-name="Heading_20_2" text:outline-level="2"><text:bookmark-start text:name="c.-whipped-cream-1"/>C. Whipped Cream<text:bookmark-end text:name="c.-whipped-cream-1"/></text:h>
      <text:h text:style-name="Heading_20_1" text:outline-level="1"><text:bookmark-start text:name="v.-desserts-1"/>V. Desserts<text:bookmark-end text:name="v.-desserts-1"/></text:h>
      <text:h text:style-name="Heading_20_1" text:outline-level="1"><text:bookmark-start text:name="vi.-payment"/>VI. Payment<text:bookmark-end text:name="vi.-payment"/></text:h>
      <text:p text:style-name="First_20_paragraph">Make note of punchcard purchases # VII.Special Notes # VIII.Order Button # VIV.Site-wide foo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6</meta:generator>
    <dc:title/>
    <dc:description/>
    <dc:subject/>
    <meta:keyword/>
    <meta:initial-creator/>
    <dc:creator/>
    <meta:creation-date>2023-12-05T22:00:44Z</meta:creation-date>
    <dc:date>2023-12-05T22:00:44Z</dc:date>
  </office:meta>
</office:document-meta>
</file>